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paragraph-rsid="0015eddb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paragraph-rsid="0015eddb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15eddb" officeooo:paragraph-rsid="0015eddb" style:font-weight-asian="bold" style:font-weight-complex="bold"/>
    </style:style>
    <style:style style:name="P4" style:family="paragraph" style:parent-style-name="Standard">
      <style:paragraph-properties fo:line-height="150%"/>
      <style:text-properties fo:color="#000000" officeooo:paragraph-rsid="0015eddb"/>
    </style:style>
    <style:style style:name="P5" style:family="paragraph" style:parent-style-name="Standard">
      <style:paragraph-properties fo:line-height="150%"/>
      <style:text-properties fo:color="#000000" fo:font-weight="normal" officeooo:paragraph-rsid="0015eddb" style:font-weight-asian="normal" style:font-weight-complex="normal"/>
    </style:style>
    <style:style style:name="P6" style:family="paragraph" style:parent-style-name="Standard">
      <style:paragraph-properties fo:line-height="150%"/>
      <style:text-properties fo:color="#000000" fo:font-weight="bold" officeooo:paragraph-rsid="0015eddb" style:font-weight-asian="bold" style:font-weight-complex="bold"/>
    </style:style>
    <style:style style:name="P7" style:family="paragraph" style:parent-style-name="Standard">
      <style:paragraph-properties fo:line-height="150%"/>
      <style:text-properties fo:color="#000000" style:font-name="JetBrains Mono" fo:font-size="10pt" fo:font-style="normal" fo:font-weight="normal" officeooo:paragraph-rsid="0015eddb" style:font-size-asian="10pt" style:font-style-asian="normal" style:font-weight-asian="normal" style:font-weight-complex="normal"/>
    </style:style>
    <style:style style:name="P8" style:family="paragraph" style:parent-style-name="Standard">
      <style:paragraph-properties fo:line-height="150%"/>
      <style:text-properties fo:color="#000000" style:font-name="JetBrains Mono" fo:font-size="10pt" fo:font-style="normal" style:text-underline-style="solid" style:text-underline-type="double" style:text-underline-width="auto" style:text-underline-color="font-color" fo:font-weight="normal" officeooo:paragraph-rsid="0015eddb" style:font-size-asian="10pt" style:font-style-asian="normal" style:font-weight-asian="normal" style:font-weight-complex="normal"/>
    </style:style>
    <style:style style:name="P9" style:family="paragraph" style:parent-style-name="Standard">
      <style:paragraph-properties fo:line-height="150%"/>
      <style:text-properties fo:color="#000000" style:font-name="JetBrains Mono" fo:font-size="10pt" fo:font-style="normal" fo:font-weight="bold" officeooo:rsid="0017a462" officeooo:paragraph-rsid="0017a462" style:font-size-asian="10pt" style:font-style-asian="normal" style:font-weight-asian="bold" style:font-weight-complex="bold"/>
    </style:style>
    <style:style style:name="P10" style:family="paragraph" style:parent-style-name="Standard">
      <style:paragraph-properties fo:line-height="150%"/>
      <style:text-properties officeooo:paragraph-rsid="0015eddb"/>
    </style:style>
    <style:style style:name="P11" style:family="paragraph" style:parent-style-name="Standard">
      <style:paragraph-properties fo:line-height="150%"/>
      <style:text-properties officeooo:paragraph-rsid="0017a462"/>
    </style:style>
    <style:style style:name="P12" style:family="paragraph" style:parent-style-name="Standard">
      <style:paragraph-properties fo:line-height="150%"/>
      <style:text-properties fo:color="#000000" style:font-name="JetBrains Mono" fo:font-size="10pt" fo:font-style="normal" fo:font-weight="bold" officeooo:rsid="0017a462" officeooo:paragraph-rsid="0017a462" style:font-size-asian="10pt" style:font-style-asian="normal" style:font-weight-asian="bold" style:font-weight-complex="bold"/>
    </style:style>
    <style:style style:name="P13" style:family="paragraph" style:parent-style-name="Standard">
      <style:paragraph-properties fo:line-height="150%"/>
      <style:text-properties fo:color="#000000" fo:font-weight="bold" officeooo:paragraph-rsid="0015eddb" style:font-weight-asian="bold" style:font-weight-complex="bold"/>
    </style:style>
    <style:style style:name="P14" style:family="paragraph" style:parent-style-name="Standard">
      <style:paragraph-properties fo:line-height="150%"/>
      <style:text-properties officeooo:paragraph-rsid="0017a462"/>
    </style:style>
    <style:style style:name="T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font-name="JetBrains Mono" fo:font-size="10pt" fo:font-style="normal" style:font-size-asian="10pt" style:font-style-asian="normal"/>
    </style:style>
    <style:style style:name="T8" style:family="text">
      <style:text-properties style:font-name="JetBrains Mono" fo:font-size="10pt" fo:font-style="normal" officeooo:rsid="0017a462" style:font-size-asian="10pt" style:font-style-asian="normal"/>
    </style:style>
    <style:style style:name="T9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10" style:family="text">
      <style:text-properties fo:color="#000000" style:font-name="JetBrains Mono" fo:font-size="10pt" fo:font-style="normal" fo:font-weight="bold" officeooo:rsid="0017a462" style:font-size-asian="10pt" style:font-style-asian="normal" style:font-weight-asian="bold" style:font-weight-complex="bold"/>
    </style:style>
    <style:style style:name="T1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fo:font-weight="normal" style:font-weight-asian="normal"/>
    </style:style>
    <style:style style:name="T1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fo:font-weight="normal" style:font-weight-asian="normal"/>
    </style:style>
    <style:style style:name="T1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fo:font-weight="normal" style:font-weight-asian="normal"/>
    </style:style>
    <style:style style:name="T1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fo:font-weight="normal" style:font-weight-asian="normal"/>
    </style:style>
    <style:style style:name="T1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fo:font-weight="normal" style:font-weight-asian="normal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/>
    </style:style>
    <style:style style:name="T23" style:family="text">
      <style:text-properties fo:font-weight="normal" style:font-weight-asian="normal"/>
    </style:style>
    <style:style style:name="T24" style:family="text">
      <style:text-properties fo:font-weight="normal" style:font-weight-asian="normal"/>
    </style:style>
    <style:style style:name="T25" style:family="text">
      <style:text-properties fo:font-weight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: Converta de Fluxograma para Python </text:p>
      <text:p text:style-name="P2"/>
      <text:p text:style-name="P2">1. Considere os valores iniciais de k, x, y e z como 1 (um).</text:p>
      <text:p text:style-name="P10"/>
      <text:p text:style-name="P4"><text:span text:style-name="T1">k = x = y = z = 1</text:span><text:line-break/><text:span text:style-name="T1">a = int (input ('Informe o valor de A: '))</text:span><text:line-break/><text:span text:style-name="T1">b = int (input ('Informe o valor de B: '))</text:span><text:line-break/><text:span text:style-name="T1">if a &gt; 15:</text:span><text:line-break/><text:span text:style-name="T1"> <text:s text:c="3"/>x = x * 4</text:span><text:line-break/><text:span text:style-name="T1"> <text:s text:c="3"/>if b &lt; 10:</text:span><text:line-break/><text:span text:style-name="T1"> <text:s text:c="7"/>k = k + 1</text:span><text:line-break/><text:span text:style-name="T1"> <text:s text:c="3"/>elif b &gt; 10:</text:span><text:line-break/><text:span text:style-name="T1"> <text:s text:c="7"/>x = x * 5</text:span><text:line-break/><text:span text:style-name="T1"> <text:s text:c="3"/>elif b == 10:</text:span><text:line-break/><text:span text:style-name="T1"> <text:s text:c="7"/>k = k + 2</text:span><text:line-break/><text:span text:style-name="T1"> <text:s text:c="3"/>else:</text:span><text:line-break/><text:span text:style-name="T1"> <text:s text:c="7"/>z = z + 5</text:span><text:line-break/><text:span text:style-name="T1">else:</text:span><text:line-break/><text:span text:style-name="T1"> <text:s text:c="3"/>y = y +1</text:span><text:line-break/><text:span text:style-name="T1"> <text:s text:c="3"/>if a &gt; 10:</text:span><text:line-break/><text:span text:style-name="T1"> <text:s text:c="7"/>y = y + 2</text:span><text:line-break/><text:span text:style-name="T1"> <text:s text:c="7"/>if a &gt; 5:</text:span><text:line-break/><text:span text:style-name="T1"> <text:s text:c="11"/>x = x *2</text:span><text:line-break/><text:span text:style-name="T1"> <text:s text:c="11"/>z = z + 3</text:span><text:line-break/><text:span text:style-name="T1"> <text:s text:c="7"/>else:</text:span><text:line-break/><text:span text:style-name="T1"> <text:s text:c="11"/>x = 0</text:span><text:line-break/><text:span text:style-name="T1"> <text:s text:c="11"/>z = z + 3</text:span><text:line-break/><text:span text:style-name="T1"> <text:s text:c="3"/>else:</text:span><text:line-break/><text:span text:style-name="T1"> <text:s text:c="7"/>x = x * 3</text:span><text:line-break/><text:span text:style-name="T1"> <text:s text:c="3"/>z = z * 4</text:span><text:line-break/><text:span text:style-name="T1"> <text:s text:c="3"/>z = z + 5</text:span><text:line-break/><text:span text:style-name="T1">print ('''K = {}</text:span><text:line-break/><text:span text:style-name="T1">X = {} </text:span><text:line-break/><text:span text:style-name="T1">Y = {} <text:s/></text:span><text:line-break/><text:span text:style-name="T1">Z = {}'''.format(k,x,y,z))</text:span></text:p>
      <text:p text:style-name="P10"/>
      <text:p text:style-name="P10"/>
      <text:p text:style-name="P2"/>
      <text:p text:style-name="P2"/>
      <text:p text:style-name="P2"/>
      <text:p text:style-name="P3"><text:soft-page-break/>2. <text:s/>Equação de 2º Grau.</text:p>
      <text:p text:style-name="P2"/>
      <text:p text:style-name="P5"><text:span text:style-name="T7">a = int (input ('Valor A: '))</text:span><text:line-break/><text:span text:style-name="T7">b = int (input ('Valor B: '))</text:span><text:line-break/><text:span text:style-name="T7">c = int (input ('Valor C: '))</text:span><text:line-break/><text:span text:style-name="T7">if a == 0:</text:span><text:line-break/><text:span text:style-name="T7"> <text:s text:c="3"/>print ('Não é uma equação de 2º grau!')</text:span><text:line-break/><text:span text:style-name="T7">else:</text:span><text:line-break/><text:span text:style-name="T7"> <text:s text:c="3"/>d = b*b -4*a*c</text:span><text:line-break/><text:span text:style-name="T7"> <text:s text:c="3"/>if d&lt;0:</text:span><text:line-break/><text:span text:style-name="T7"> <text:s text:c="7"/>print ('Não existem </text:span><text:span text:style-name="T8">raízes</text:span><text:span text:style-name="T7"> reais!')</text:span><text:line-break/><text:span text:style-name="T7"> <text:s text:c="3"/>else:</text:span><text:line-break/><text:span text:style-name="T7"> <text:s text:c="7"/>x = (-b +d**(1/2)/2*a)</text:span><text:line-break/><text:span text:style-name="T7"> <text:s text:c="7"/>y = (-b -d**(1/2)/2*a)</text:span><text:line-break/><text:span text:style-name="T7"> <text:s text:c="7"/>print ('R1 = {} e R2 = {}'.format(x,y))</text:span></text:p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>3. Ano Bissexto</text:p>
      <text:p text:style-name="P9"><text:span text:style-name="T21"/></text:p>
      <text:p text:style-name="P9"><text:span text:style-name="T21">a = </text:span><text:span text:style-name="T21">int </text:span><text:span text:style-name="T21">(</text:span><text:span text:style-name="T21">input </text:span><text:span text:style-name="T21">(</text:span><text:span text:style-name="T21">'Ano: '</text:span><text:span text:style-name="T21">))</text:span><text:line-break/><text:span text:style-name="T21">resto4 = a % </text:span><text:span text:style-name="T21">4</text:span><text:line-break/><text:span text:style-name="T21">resto100 = a % </text:span><text:span text:style-name="T21">100</text:span><text:line-break/><text:span text:style-name="T21">resto400 = a % </text:span><text:span text:style-name="T21">400</text:span><text:line-break/><text:span text:style-name="T21">if </text:span><text:span text:style-name="T21">resto4 == </text:span><text:span text:style-name="T21">0</text:span><text:span text:style-name="T21">:</text:span><text:line-break/><text:span text:style-name="T21"> <text:s text:c="3"/></text:span><text:span text:style-name="T21">if </text:span><text:span text:style-name="T21">resto100 == </text:span><text:span text:style-name="T21">0</text:span><text:span text:style-name="T21">:</text:span><text:line-break/><text:span text:style-name="T21"> <text:s text:c="7"/></text:span><text:span text:style-name="T21">if </text:span><text:span text:style-name="T21">resto400 == </text:span><text:span text:style-name="T21">0</text:span><text:span text:style-name="T21">:</text:span><text:line-break/><text:span text:style-name="T21"> <text:s text:c="11"/></text:span><text:span text:style-name="T21">print </text:span><text:span text:style-name="T21">(</text:span><text:span text:style-name="T21">"Bissexto!"</text:span><text:span text:style-name="T21">)</text:span><text:line-break/><text:span text:style-name="T21"> <text:s text:c="7"/></text:span><text:span text:style-name="T21">else</text:span><text:span text:style-name="T21">:</text:span><text:line-break/><text:span text:style-name="T21"> <text:s text:c="11"/></text:span><text:span text:style-name="T21">print </text:span><text:span text:style-name="T21">(</text:span><text:span text:style-name="T21">'Não é Bissexto!'</text:span><text:span text:style-name="T21">)</text:span><text:line-break/><text:span text:style-name="T21"> <text:s text:c="3"/></text:span><text:span text:style-name="T21">else</text:span><text:span text:style-name="T21">:</text:span><text:line-break/><text:span text:style-name="T21"> <text:s text:c="7"/></text:span><text:span text:style-name="T21">print </text:span><text:span text:style-name="T21">(</text:span><text:span text:style-name="T21">'Bissexto!'</text:span><text:span text:style-name="T21">)</text:span><text:line-break/><text:span text:style-name="T21">else</text:span><text:span text:style-name="T21">:</text:span><text:line-break/><text:span text:style-name="T21"> <text:s text:c="3"/></text:span><text:span text:style-name="T21">print </text:span><text:span text:style-name="T21">(</text:span><text:span text:style-name="T21">'Não é bissexto!'</text:span><text:span text:style-name="T21">)</text:span></text:p>
      <text:p text:style-name="P9"/>
      <text:p text:style-name="P9"/>
      <text:p text:style-name="P11"><text:soft-page-break/><text:span text:style-name="T10">4. </text:span><text:span text:style-name="T9">Apesar da lógica estar errada, construa esse fluxograma em python, fazendo os ajustes de sintaxe necessário. (Fluxograma obtido na internet)</text:span></text:p>
      <text:p text:style-name="P11"><text:span text:style-name="T9"/></text:p>
      <text:p text:style-name="P6"><text:span text:style-name="T1">D = </text:span><text:span text:style-name="T1">int </text:span><text:span text:style-name="T1">(</text:span><text:span text:style-name="T1">input </text:span><text:span text:style-name="T1">(</text:span><text:span text:style-name="T1">'Dia: '</text:span><text:span text:style-name="T1">))</text:span><text:line-break/><text:span text:style-name="T1">M = </text:span><text:span text:style-name="T1">int </text:span><text:span text:style-name="T1">(</text:span><text:span text:style-name="T1">input </text:span><text:span text:style-name="T1">(</text:span><text:span text:style-name="T1">'Mês: '</text:span><text:span text:style-name="T1">))</text:span><text:line-break/><text:span text:style-name="T1">A = </text:span><text:span text:style-name="T1">int </text:span><text:span text:style-name="T1">(</text:span><text:span text:style-name="T1">input </text:span><text:span text:style-name="T1">(</text:span><text:span text:style-name="T1">'Ano: '</text:span><text:span text:style-name="T1">))</text:span><text:line-break/><text:span text:style-name="T1">if </text:span><text:span text:style-name="T1">M == </text:span><text:span text:style-name="T1">2</text:span><text:span text:style-name="T1">:</text:span><text:line-break/><text:span text:style-name="T1"> <text:s text:c="3"/>resto = A % </text:span><text:span text:style-name="T1">4</text:span><text:line-break/><text:span text:style-name="T1"> <text:s text:c="3"/></text:span><text:span text:style-name="T1">if </text:span><text:span text:style-name="T1">resto == </text:span><text:span text:style-name="T1">0</text:span><text:span text:style-name="T1">:</text:span><text:line-break/><text:span text:style-name="T1"> <text:s text:c="7"/></text:span><text:span text:style-name="T1">if </text:span><text:span text:style-name="T1">D&gt;</text:span><text:span text:style-name="T1">0 </text:span><text:span text:style-name="T1">and </text:span><text:span text:style-name="T1">D&lt;</text:span><text:span text:style-name="T1">30</text:span><text:span text:style-name="T1">:</text:span><text:line-break/><text:span text:style-name="T1"> <text:s text:c="11"/></text:span><text:span text:style-name="T1">print </text:span><text:span text:style-name="T1">(</text:span><text:span text:style-name="T1">'Válida!'</text:span><text:span text:style-name="T1">)</text:span><text:line-break/><text:span text:style-name="T1"> <text:s text:c="7"/></text:span><text:span text:style-name="T1">else</text:span><text:span text:style-name="T1">:</text:span><text:line-break/><text:span text:style-name="T1"> <text:s text:c="11"/></text:span><text:span text:style-name="T1">print </text:span><text:span text:style-name="T1">(</text:span><text:span text:style-name="T1">'Inválida!'</text:span><text:span text:style-name="T1">)</text:span><text:line-break/><text:span text:style-name="T1"> <text:s text:c="3"/></text:span><text:span text:style-name="T1">else</text:span><text:span text:style-name="T1">:</text:span><text:line-break/><text:span text:style-name="T1"> <text:s text:c="7"/></text:span><text:span text:style-name="T1">if </text:span><text:span text:style-name="T1">D&gt;</text:span><text:span text:style-name="T1">0 </text:span><text:span text:style-name="T1">and </text:span><text:span text:style-name="T1">D&lt;</text:span><text:span text:style-name="T1">29</text:span><text:span text:style-name="T1">:</text:span><text:line-break/><text:span text:style-name="T1"> <text:s text:c="11"/></text:span><text:span text:style-name="T1">print </text:span><text:span text:style-name="T1">(</text:span><text:span text:style-name="T1">'Válida'</text:span><text:span text:style-name="T1">)</text:span><text:line-break/><text:span text:style-name="T1"> <text:s text:c="7"/></text:span><text:span text:style-name="T1">else</text:span><text:span text:style-name="T1">:</text:span><text:line-break/><text:span text:style-name="T1"> <text:s text:c="11"/></text:span><text:span text:style-name="T1">print </text:span><text:span text:style-name="T1">(</text:span><text:span text:style-name="T1">'Inválida'</text:span><text:span text:style-name="T1">)</text:span><text:line-break/><text:span text:style-name="T1">else</text:span><text:span text:style-name="T1">:</text:span><text:line-break/><text:span text:style-name="T1"> <text:s text:c="3"/></text:span><text:span text:style-name="T1">if </text:span><text:span text:style-name="T1">M==</text:span><text:span text:style-name="T1">4 </text:span><text:span text:style-name="T1">or </text:span><text:span text:style-name="T1">M==</text:span><text:span text:style-name="T1">6 </text:span><text:span text:style-name="T1">or </text:span><text:span text:style-name="T1">M==</text:span><text:span text:style-name="T1">9 </text:span><text:span text:style-name="T1">or </text:span><text:span text:style-name="T1">M==</text:span><text:span text:style-name="T1">11</text:span><text:span text:style-name="T1">:</text:span><text:line-break/><text:span text:style-name="T1"> <text:s text:c="7"/></text:span><text:span text:style-name="T1">if </text:span><text:span text:style-name="T1">D&gt;</text:span><text:span text:style-name="T1">0 </text:span><text:span text:style-name="T1">and </text:span><text:span text:style-name="T1">D&lt;</text:span><text:span text:style-name="T1">31</text:span><text:span text:style-name="T1">:</text:span><text:line-break/><text:span text:style-name="T1"> <text:s text:c="11"/></text:span><text:span text:style-name="T1">print </text:span><text:span text:style-name="T1">(</text:span><text:span text:style-name="T1">'Válida'</text:span><text:span text:style-name="T1">)</text:span><text:line-break/><text:span text:style-name="T1"> <text:s text:c="7"/></text:span><text:span text:style-name="T1">else</text:span><text:span text:style-name="T1">:</text:span><text:line-break/><text:span text:style-name="T1"> <text:s text:c="11"/></text:span><text:span text:style-name="T1">print </text:span><text:span text:style-name="T1">(</text:span><text:span text:style-name="T1">'Inválida'</text:span><text:span text:style-name="T1">)</text:span><text:line-break/><text:span text:style-name="T1"> <text:s text:c="3"/></text:span><text:span text:style-name="T1">else</text:span><text:span text:style-name="T1">:</text:span><text:line-break/><text:span text:style-name="T1"> <text:s text:c="7"/></text:span><text:span text:style-name="T1">if </text:span><text:span text:style-name="T1">D&gt;</text:span><text:span text:style-name="T1">0 </text:span><text:span text:style-name="T1">and </text:span><text:span text:style-name="T1">D&lt;</text:span><text:span text:style-name="T1">32</text:span><text:span text:style-name="T1">:</text:span><text:line-break/><text:span text:style-name="T1"> <text:s text:c="11"/></text:span><text:span text:style-name="T1">print </text:span><text:span text:style-name="T1">(</text:span><text:span text:style-name="T1">'Válida'</text:span><text:span text:style-name="T1">)</text:span><text:line-break/><text:span text:style-name="T1"> <text:s text:c="7"/></text:span><text:span text:style-name="T1">else</text:span><text:span text:style-name="T1">:</text:span><text:line-break/><text:span text:style-name="T1"> <text:s text:c="11"/></text:span><text:span text:style-name="T1">print </text:span><text:span text:style-name="T1">(</text:span><text:span text:style-name="T1">'Inválida'</text:span><text:span text:style-name="T1">)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00:34.524741955</meta:creation-date>
    <dc:date>2020-07-31T13:09:00.646357298</dc:date>
    <meta:editing-duration>PT31M12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3" meta:paragraph-count="9" meta:word-count="373" meta:character-count="2063" meta:non-whitespace-character-count="1254"/>
  </office:meta>
</office:document-meta>
</file>